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checkEnums( ListProperty l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DecorationProperty.TextDecorationProperty( ListProperty listProp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">
            <text:p text:style-name="Table_20_Contents">3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